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7f6" officeooo:paragraph-rsid="001d17f6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17f6" officeooo:paragraph-rsid="001d17f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loext:opacity="100%" style:font-name="Monospace" fo:font-size="10pt" fo:font-style="italic" style:font-size-asian="10pt" style:font-style-asian="italic"/>
    </style:style>
    <style:style style:name="T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0000c0" loext:opacity="100%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8" style:family="text">
      <style:text-properties fo:color="#0000c0" loext:opacity="100%" style:font-name="Monospace" fo:font-size="10pt" style:font-size-asian="10pt"/>
    </style:style>
    <style:style style:name="T9" style:family="text">
      <style:text-properties fo:color="#646464" loext:opacity="100%" style:font-name="Monospace" fo:font-size="10pt" style:font-size-asian="10pt"/>
    </style:style>
    <style:style style:name="T10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6a3e3e" loext:opacity="100%" style:font-name="Monospace" fo:font-size="10pt" style:font-size-asian="10pt"/>
    </style:style>
    <style:style style:name="T12" style:family="text">
      <style:text-properties fo:color="#3f7f5f" loext:opacity="100%" style:font-name="Monospace" fo:font-size="10pt" style:font-size-asian="10pt"/>
    </style:style>
    <style:style style:name="T1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7f9fbf" loext:opacity="100%" style:font-name="Monospace" fo:font-size="10pt" fo:font-weight="bold" style:font-size-asian="10pt" style:font-weight-asian="bold"/>
    </style:style>
    <style:style style:name="T15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COUNT</text:p>
      <text:p text:style-name="P1"/>
      <text:p text:style-name="P2"><text:span text:style-name="T1">package</text:span><text:span text:style-name="T3"> Shravani;</text:span></text:p>
      <text:p text:style-name="P3"><text:span text:style-name="T1">import</text:span><text:span text:style-name="T3"> java.io.IOException;</text:span></text:p>
      <text:p text:style-name="P3"><text:span text:style-name="T1">import</text:span><text:span text:style-name="T3"> java.util.Iterator;</text:span></text:p>
      <text:p text:style-name="P3"><text:span text:style-name="T1">import</text:span><text:span text:style-name="T3"> java.util.StringTokenizer;</text:span></text:p>
      <text:p text:style-name="P4"/>
      <text:p text:style-name="P3"><text:span text:style-name="T1">import</text:span><text:span text:style-name="T3"> org.apache.hadoop.fs.Path;</text:span></text:p>
      <text:p text:style-name="P3"><text:span text:style-name="T1">import</text:span><text:span text:style-name="T3"> org.apache.hadoop.io.IntWritable;</text:span></text:p>
      <text:p text:style-name="P3"><text:span text:style-name="T1">import</text:span><text:span text:style-name="T3"> org.apache.hadoop.io.Long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.FileInputFormat;</text:span></text:p>
      <text:p text:style-name="P3"><text:span text:style-name="T1">import</text:span><text:span text:style-name="T3"> org.apache.hadoop.mapred.FileOutputFormat;</text:span></text:p>
      <text:p text:style-name="P3"><text:span text:style-name="T1">import</text:span><text:span text:style-name="T3"> org.apache.hadoop.mapred.JobClient;</text:span></text:p>
      <text:p text:style-name="P3"><text:span text:style-name="T1">import</text:span><text:span text:style-name="T3"> org.apache.hadoop.mapred.JobConf;</text:span></text:p>
      <text:p text:style-name="P3"><text:span text:style-name="T1">import</text:span><text:span text:style-name="T3"> org.apache.hadoop.mapred.MapReduceBase;</text:span></text:p>
      <text:p text:style-name="P3"><text:span text:style-name="T1">import</text:span><text:span text:style-name="T3"> org.apache.hadoop.mapred.Mapper;</text:span></text:p>
      <text:p text:style-name="P3"><text:span text:style-name="T1">import</text:span><text:span text:style-name="T3"> org.apache.hadoop.mapred.OutputCollector;</text:span></text:p>
      <text:p text:style-name="P3"><text:span text:style-name="T1">import</text:span><text:span text:style-name="T3"> org.apache.hadoop.mapred.Reducer;</text:span></text:p>
      <text:p text:style-name="P3"><text:span text:style-name="T1">import</text:span><text:span text:style-name="T3"> org.apache.hadoop.mapred.Reporter;</text:span></text:p>
      <text:p text:style-name="P3"><text:span text:style-name="T1">import</text:span><text:span text:style-name="T3"> org.apache.hadoop.mapred.TextInputFormat;</text:span></text:p>
      <text:p text:style-name="P3"><text:span text:style-name="T1">import</text:span><text:span text:style-name="T3"> org.apache.hadoop.mapred.TextOutputFormat;</text:span></text:p>
      <text:p text:style-name="P4"/>
      <text:p text:style-name="P3"><text:span text:style-name="T1">public</text:span><text:span text:style-name="T3"> </text:span><text:span text:style-name="T1">class</text:span><text:span text:style-name="T3"> WordC {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ap </text:span><text:span text:style-name="T1">extends</text:span><text:span text:style-name="T3"> MapReduceBase </text:span><text:span text:style-name="T1">implements</text:span><text:span text:style-name="T3"> Mapper&lt;LongWritable,Text,Text,IntWritable&gt;{</text:span></text:p>
      <text:p text:style-name="P3"><text:span text:style-name="T3"><text:tab/><text:tab/></text:span><text:span text:style-name="T1">private</text:span><text:span text:style-name="T3"> </text:span><text:span text:style-name="T1">final</text:span><text:span text:style-name="T3"> </text:span><text:span text:style-name="T1">static</text:span><text:span text:style-name="T3"> IntWritable </text:span><text:span text:style-name="T6">one</text:span><text:span text:style-name="T3">=</text:span><text:span text:style-name="T1">new</text:span><text:span text:style-name="T3"> IntWritable(1);</text:span></text:p>
      <text:p text:style-name="P3"><text:span text:style-name="T3"><text:tab/><text:tab/></text:span><text:span text:style-name="T1">private</text:span><text:span text:style-name="T3"> Text </text:span><text:span text:style-name="T8">word</text:span><text:span text:style-name="T3">=</text:span><text:span text:style-name="T1">new</text:span><text:span text:style-name="T3"> Text();</text:span></text:p>
      <text:p text:style-name="P3"><text:span text:style-name="T3"><text:tab/><text:tab/></text:span><text:span text:style-name="T9">@Override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</text:span><text:span text:style-name="T4">map(LongWritable </text:span><text:span text:style-name="T10">key</text:span><text:span text:style-name="T4">,Text </text:span><text:span text:style-name="T10">value</text:span><text:span text:style-name="T4">,OutputCollector&lt;Text,IntWritable&gt;</text:span><text:span text:style-name="T10">out</text:span><text:span text:style-name="T4">,Reporter </text:span><text:span text:style-name="T10">arg3</text:span><text:span text:style-name="T4">)</text:span></text:p>
      <text:p text:style-name="P3"><text:span text:style-name="T4"><text:tab/><text:tab/></text:span><text:span text:style-name="T2">throws</text:span><text:span text:style-name="T4"> IOException</text:span><text:span text:style-name="T3">{</text:span></text:p>
      <text:p text:style-name="P3"><text:span text:style-name="T3"><text:tab/><text:tab/><text:tab/>String </text:span><text:span text:style-name="T11">line</text:span><text:span text:style-name="T3">=</text:span><text:span text:style-name="T11">value</text:span><text:span text:style-name="T3">.toString();</text:span></text:p>
      <text:p text:style-name="P3"><text:span text:style-name="T3"><text:tab/><text:tab/><text:tab/>StringTokenizer </text:span><text:span text:style-name="T11">token</text:span><text:span text:style-name="T3">=</text:span><text:span text:style-name="T1">new</text:span><text:span text:style-name="T3"> StringTokenizer(</text:span><text:span text:style-name="T11">line</text:span><text:span text:style-name="T3">);</text:span></text:p>
      <text:p text:style-name="P3"><text:span text:style-name="T3"><text:tab/><text:tab/><text:tab/></text:span><text:span text:style-name="T1">while</text:span><text:span text:style-name="T3">(</text:span><text:span text:style-name="T11">token</text:span><text:span text:style-name="T3">.hasMoreTokens()) {</text:span></text:p>
      <text:p text:style-name="P3"><text:span text:style-name="T3"><text:tab/><text:tab/><text:tab/><text:tab/></text:span><text:span text:style-name="T8">word</text:span><text:span text:style-name="T3">.set(</text:span><text:span text:style-name="T11">token</text:span><text:span text:style-name="T3">.nextToken());</text:span></text:p>
      <text:p text:style-name="P3"><text:span text:style-name="T3"><text:tab/><text:tab/><text:tab/><text:tab/></text:span><text:span text:style-name="T11">out</text:span><text:span text:style-name="T3">.collect(</text:span><text:span text:style-name="T8">word</text:span><text:span text:style-name="T3">,</text:span><text:span text:style-name="T6">one</text:span><text:span text:style-name="T3">);</text:span></text:p>
      <text:p text:style-name="P3"><text:span text:style-name="T3"><text:tab/><text:tab/><text:tab/>}</text:span></text:p>
      <text:p text:style-name="P3"><text:span text:style-name="T3"><text:tab/><text:tab/>}</text:span></text:p>
      <text:p text:style-name="P3"><text:span text:style-name="T3"><text:tab/><text:tab/></text:span></text:p>
      <text:p text:style-name="P3"><text:span text:style-name="T3"><text:tab/>}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reduce </text:span><text:span text:style-name="T1">extends</text:span><text:span text:style-name="T3"> MapReduceBase </text:span><text:span text:style-name="T1">implements</text:span><text:span text:style-name="T3"> Reducer&lt;Text,IntWritable,Text,IntWritable&gt;{</text:span></text:p>
      <text:p text:style-name="P3"><text:span text:style-name="T3"><text:tab/><text:tab/></text:span><text:span text:style-name="T9">@Override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</text:span><text:span text:style-name="T4">reduce(Text </text:span><text:span text:style-name="T10">key</text:span><text:span text:style-name="T4">,Iterator&lt;IntWritable&gt;</text:span><text:span text:style-name="T10">value</text:span><text:span text:style-name="T4">,OutputCollector&lt;Text,IntWritable&gt;</text:span><text:span text:style-name="T10">output</text:span><text:span text:style-name="T4">,Reporter </text:span><text:span text:style-name="T10">arg3</text:span><text:span text:style-name="T4">)</text:span></text:p>
      <text:p text:style-name="P3"><text:span text:style-name="T4"><text:tab/><text:tab/></text:span><text:span text:style-name="T2">throws</text:span><text:span text:style-name="T4"> IOException</text:span><text:span text:style-name="T3">{</text:span></text:p>
      <text:p text:style-name="P3"><text:span text:style-name="T3"><text:tab/><text:tab/><text:tab/></text:span><text:span text:style-name="T1">int</text:span><text:span text:style-name="T3"> </text:span><text:span text:style-name="T11">sum</text:span><text:span text:style-name="T3">=0;</text:span></text:p>
      <text:p text:style-name="P3"><text:span text:style-name="T3"><text:tab/><text:tab/><text:tab/></text:span><text:span text:style-name="T1">while</text:span><text:span text:style-name="T3">(</text:span><text:span text:style-name="T11">value</text:span><text:span text:style-name="T3">.hasNext()) {</text:span></text:p>
      <text:p text:style-name="P3"><text:span text:style-name="T3"><text:tab/><text:tab/><text:tab/><text:tab/></text:span><text:span text:style-name="T11">sum</text:span><text:span text:style-name="T3">+=</text:span><text:span text:style-name="T11">value</text:span><text:span text:style-name="T3">.next().get();</text:span></text:p>
      <text:p text:style-name="P3"><text:span text:style-name="T3"><text:tab/><text:tab/><text:tab/>}</text:span></text:p>
      <text:p text:style-name="P3"><text:span text:style-name="T3"><text:tab/><text:tab/><text:tab/></text:span><text:span text:style-name="T11">output</text:span><text:span text:style-name="T3">.collect(</text:span><text:span text:style-name="T11">key</text:span><text:span text:style-name="T3">,</text:span><text:span text:style-name="T1">new</text:span><text:span text:style-name="T3"> IntWritable(</text:span><text:span text:style-name="T11">sum</text:span><text:span text:style-name="T3">));</text:span></text:p>
      <text:p text:style-name="P3"><text:span text:style-name="T3"><text:tab/><text:tab/>}</text:span></text:p>
      <text:p text:style-name="P3"><text:span text:style-name="T3"><text:tab/>}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1">args</text:span><text:span text:style-name="T3">) </text:span><text:span text:style-name="T1">throws</text:span><text:span text:style-name="T3"> IOException{</text:span></text:p>
      <text:p text:style-name="P3"><text:span text:style-name="T3"><text:tab/><text:tab/></text:span><text:span text:style-name="T12">// </text:span><text:span text:style-name="T14">TODO</text:span><text:span text:style-name="T12"> Auto-generated method stub</text:span></text:p>
      <text:p text:style-name="P3"><text:span text:style-name="T3"><text:tab/><text:tab/>JobConf </text:span><text:span text:style-name="T11">conf</text:span><text:span text:style-name="T3">=</text:span><text:span text:style-name="T1">new</text:span><text:span text:style-name="T3"> JobConf(WordC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JobName(</text:span><text:span text:style-name="T15">"WC"</text:span><text:span text:style-name="T3">);</text:span></text:p>
      <text:p text:style-name="P3"><text:span text:style-name="T3"><text:tab/><text:tab/></text:span><text:span text:style-name="T11">conf</text:span><text:span text:style-name="T3">.setOutputKeyClass(Text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OutputValueClass(IntWritable.</text:span><text:span text:style-name="T1">class</text:span><text:span text:style-name="T3">);</text:span></text:p>
      <text:p text:style-name="P3"><text:span text:style-name="T3"><text:tab/><text:tab/></text:span></text:p>
      <text:p text:style-name="P3"><text:soft-page-break/><text:span text:style-name="T3"><text:tab/><text:tab/></text:span><text:span text:style-name="T11">conf</text:span><text:span text:style-name="T3">.setMapperClass(map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CombinerClass(reduce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ReducerClass(reduce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11">conf</text:span><text:span text:style-name="T3">.setInputFormat(TextInputFormat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OutputFormat(TextOutputFormat.</text:span><text:span text:style-name="T1">class</text:span><text:span text:style-name="T3">);</text:span></text:p>
      <text:p text:style-name="P3"><text:span text:style-name="T3"><text:tab/><text:tab/>FileInputFormat.</text:span><text:span text:style-name="T5">setInputPaths</text:span><text:span text:style-name="T3">(</text:span><text:span text:style-name="T11">conf</text:span><text:span text:style-name="T3">,</text:span><text:span text:style-name="T1">new</text:span><text:span text:style-name="T3"> Path(</text:span><text:span text:style-name="T11">args</text:span><text:span text:style-name="T3">[0]));</text:span></text:p>
      <text:p text:style-name="P3"><text:span text:style-name="T3"><text:tab/><text:tab/>FileOutputFormat.</text:span><text:span text:style-name="T5">setOutputPath</text:span><text:span text:style-name="T3">(</text:span><text:span text:style-name="T11">conf</text:span><text:span text:style-name="T3">,</text:span><text:span text:style-name="T1">new</text:span><text:span text:style-name="T3"> Path(</text:span><text:span text:style-name="T11">args</text:span><text:span text:style-name="T3">[1]));</text:span></text:p>
      <text:p text:style-name="P3"><text:span text:style-name="T3"><text:tab/><text:tab/></text:span></text:p>
      <text:p text:style-name="P3"><text:span text:style-name="T3"><text:tab/><text:tab/>JobClient.</text:span><text:span text:style-name="T5">runJob</text:span><text:span text:style-name="T3">(</text:span><text:span text:style-name="T11">conf</text:span><text:span text:style-name="T3">);</text:span></text:p>
      <text:p text:style-name="P3"><text:span text:style-name="T3"><text:tab/><text:tab/></text:span></text:p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  <text:p text:style-name="P1"/>
      <text:p text:style-name="P1">BANKTRANSACTION PART A</text:p>
      <text:p text:style-name="P1"/>
      <text:p text:style-name="P2"><text:span text:style-name="T1">package</text:span><text:span text:style-name="T3"> Shravani;</text:span></text:p>
      <text:p text:style-name="P4"/>
      <text:p text:style-name="P3"><text:span text:style-name="T1">import</text:span><text:span text:style-name="T3"> java.io.IOException;</text:span></text:p>
      <text:p text:style-name="P3"><text:span text:style-name="T1">import</text:span><text:span text:style-name="T3"> java.util.Iterator;</text:span></text:p>
      <text:p text:style-name="P4"/>
      <text:p text:style-name="P3"><text:span text:style-name="T1">import</text:span><text:span text:style-name="T3"> org.apache.hadoop.fs.Path;</text:span></text:p>
      <text:p text:style-name="P3"><text:span text:style-name="T1">import</text:span><text:span text:style-name="T3"> org.apache.hadoop.io.IntWritable;</text:span></text:p>
      <text:p text:style-name="P3"><text:span text:style-name="T1">import</text:span><text:span text:style-name="T3"> org.apache.hadoop.io.Long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.FileInputFormat;</text:span></text:p>
      <text:p text:style-name="P3"><text:span text:style-name="T1">import</text:span><text:span text:style-name="T3"> org.apache.hadoop.mapred.FileOutputFormat;</text:span></text:p>
      <text:p text:style-name="P3"><text:span text:style-name="T1">import</text:span><text:span text:style-name="T3"> org.apache.hadoop.mapred.JobClient;</text:span></text:p>
      <text:p text:style-name="P3"><text:span text:style-name="T1">import</text:span><text:span text:style-name="T3"> org.apache.hadoop.mapred.JobConf;</text:span></text:p>
      <text:p text:style-name="P3"><text:span text:style-name="T1">import</text:span><text:span text:style-name="T3"> org.apache.hadoop.mapred.MapReduceBase;</text:span></text:p>
      <text:p text:style-name="P3"><text:span text:style-name="T1">import</text:span><text:span text:style-name="T3"> org.apache.hadoop.mapred.Mapper;</text:span></text:p>
      <text:p text:style-name="P3"><text:span text:style-name="T1">import</text:span><text:span text:style-name="T3"> org.apache.hadoop.mapred.OutputCollector;</text:span></text:p>
      <text:p text:style-name="P3"><text:span text:style-name="T1">import</text:span><text:span text:style-name="T3"> org.apache.hadoop.mapred.Reducer;</text:span></text:p>
      <text:p text:style-name="P3"><text:span text:style-name="T1">import</text:span><text:span text:style-name="T3"> org.apache.hadoop.mapred.Reporter;</text:span></text:p>
      <text:p text:style-name="P3"><text:span text:style-name="T1">import</text:span><text:span text:style-name="T3"> org.apache.hadoop.mapred.TextInputFormat;</text:span></text:p>
      <text:p text:style-name="P3"><text:span text:style-name="T1">import</text:span><text:span text:style-name="T3"> org.apache.hadoop.mapred.TextOutputFormat;</text:span></text:p>
      <text:p text:style-name="P4"/>
      <text:p text:style-name="P3"><text:span text:style-name="T1">public</text:span><text:span text:style-name="T3"> </text:span><text:span text:style-name="T1">class</text:span><text:span text:style-name="T3"> Bank {</text:span></text:p>
      <text:p text:style-name="P3"><text:span text:style-name="T3"><text:tab/></text:span><text:span text:style-name="T12">//</text:span><text:span text:style-name="T13">Mapper</text:span><text:span text:style-name="T12"> code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ap </text:span><text:span text:style-name="T1">extends</text:span><text:span text:style-name="T3"> MapReduceBase </text:span><text:span text:style-name="T1">implements</text:span><text:span text:style-name="T3"> Mapper&lt;LongWritable,Text,Text,IntWritable&gt;{</text:span></text:p>
      <text:p text:style-name="P3"><text:span text:style-name="T3"><text:tab/><text:tab/></text:span><text:span text:style-name="T1">private</text:span><text:span text:style-name="T3"> </text:span><text:span text:style-name="T1">final</text:span><text:span text:style-name="T3"> </text:span><text:span text:style-name="T1">static</text:span><text:span text:style-name="T3"> IntWritable </text:span><text:span text:style-name="T6">one</text:span><text:span text:style-name="T3">=</text:span><text:span text:style-name="T1">new</text:span><text:span text:style-name="T3"> IntWritable(1);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map(LongWritable </text:span><text:span text:style-name="T11">key</text:span><text:span text:style-name="T3">,Text </text:span><text:span text:style-name="T11">value</text:span><text:span text:style-name="T3">,OutputCollector&lt;Text,IntWritable&gt;</text:span><text:span text:style-name="T11">output</text:span><text:span text:style-name="T3">,Reporter </text:span><text:span text:style-name="T11">reporter</text:span><text:span text:style-name="T3">)</text:span></text:p>
      <text:p text:style-name="P3"><text:span text:style-name="T3"><text:tab/><text:tab/></text:span><text:span text:style-name="T1">throws</text:span><text:span text:style-name="T3"> IOException{</text:span></text:p>
      <text:p text:style-name="P3"><text:span text:style-name="T3"><text:tab/><text:tab/><text:tab/>String </text:span><text:span text:style-name="T11">valueString</text:span><text:span text:style-name="T3">=</text:span><text:span text:style-name="T11">value</text:span><text:span text:style-name="T3">.toString();</text:span></text:p>
      <text:p text:style-name="P3"><text:span text:style-name="T3"><text:tab/><text:tab/><text:tab/>String[] </text:span><text:span text:style-name="T11">data</text:span><text:span text:style-name="T3">=</text:span><text:span text:style-name="T11">valueString</text:span><text:span text:style-name="T3">.split(</text:span><text:span text:style-name="T15">","</text:span><text:span text:style-name="T3">);</text:span></text:p>
      <text:p text:style-name="P3"><text:span text:style-name="T3"><text:tab/><text:tab/><text:tab/></text:span><text:span text:style-name="T11">output</text:span><text:span text:style-name="T3">.collect(</text:span><text:span text:style-name="T1">new</text:span><text:span text:style-name="T3"> Text(</text:span><text:span text:style-name="T11">data</text:span><text:span text:style-name="T3">[2]),</text:span><text:span text:style-name="T6">one</text:span><text:span text:style-name="T3">);</text:span></text:p>
      <text:p text:style-name="P3"><text:span text:style-name="T3"><text:tab/><text:tab/>}</text:span></text:p>
      <text:p text:style-name="P3"><text:span text:style-name="T3"><text:tab/>}</text:span></text:p>
      <text:p text:style-name="P3"><text:span text:style-name="T3"><text:tab/></text:span><text:span text:style-name="T12">//Reducer code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Reduce </text:span><text:span text:style-name="T1">extends</text:span><text:span text:style-name="T3"> MapReduceBase </text:span><text:span text:style-name="T1">implements</text:span><text:span text:style-name="T3"> Reducer&lt;Text,IntWritable,Text,IntWritable&gt;{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reduce(Text </text:span><text:span text:style-name="T11">t_key</text:span><text:span text:style-name="T3">,Iterator&lt;IntWritable&gt;</text:span><text:span text:style-name="T11">values</text:span><text:span text:style-name="T3">,OutputCollector&lt;Text,IntWritable&gt;</text:span><text:span text:style-name="T11">output</text:span><text:span text:style-name="T3">,Reporter </text:span><text:span text:style-name="T11">reporter</text:span><text:span text:style-name="T3">)</text:span></text:p>
      <text:p text:style-name="P3"><text:span text:style-name="T3"><text:tab/><text:tab/></text:span><text:span text:style-name="T1">throws</text:span><text:span text:style-name="T3"> IOException{</text:span></text:p>
      <text:p text:style-name="P3"><text:span text:style-name="T3"><text:tab/><text:tab/><text:tab/>Text </text:span><text:span text:style-name="T11">key</text:span><text:span text:style-name="T3">=</text:span><text:span text:style-name="T11">t_key</text:span><text:span text:style-name="T3">;</text:span></text:p>
      <text:p text:style-name="P3"><text:soft-page-break/><text:span text:style-name="T3"><text:tab/><text:tab/><text:tab/></text:span><text:span text:style-name="T1">int</text:span><text:span text:style-name="T3"> </text:span><text:span text:style-name="T11">frequency</text:span><text:span text:style-name="T3">=0;</text:span></text:p>
      <text:p text:style-name="P3"><text:span text:style-name="T3"><text:tab/><text:tab/><text:tab/></text:span><text:span text:style-name="T1">while</text:span><text:span text:style-name="T3">(</text:span><text:span text:style-name="T11">values</text:span><text:span text:style-name="T3">.hasNext()) {</text:span></text:p>
      <text:p text:style-name="P3"><text:span text:style-name="T3"><text:tab/><text:tab/><text:tab/><text:tab/>IntWritable </text:span><text:span text:style-name="T11">value</text:span><text:span text:style-name="T3">=(IntWritable)</text:span><text:span text:style-name="T11">values</text:span><text:span text:style-name="T3">.next();</text:span></text:p>
      <text:p text:style-name="P3"><text:span text:style-name="T3"><text:tab/><text:tab/><text:tab/><text:tab/></text:span><text:span text:style-name="T11">frequency</text:span><text:span text:style-name="T3">+=</text:span><text:span text:style-name="T11">value</text:span><text:span text:style-name="T3">.get();</text:span></text:p>
      <text:p text:style-name="P3"><text:span text:style-name="T3"><text:tab/><text:tab/><text:tab/>}</text:span></text:p>
      <text:p text:style-name="P3"><text:span text:style-name="T3"><text:tab/><text:tab/><text:tab/></text:span><text:span text:style-name="T11">output</text:span><text:span text:style-name="T3">.collect(</text:span><text:span text:style-name="T11">key</text:span><text:span text:style-name="T3">,</text:span><text:span text:style-name="T1">new</text:span><text:span text:style-name="T3"> IntWritable(</text:span><text:span text:style-name="T11">frequency</text:span><text:span text:style-name="T3">));</text:span></text:p>
      <text:p text:style-name="P3"><text:span text:style-name="T3"><text:tab/><text:tab/>}</text:span></text:p>
      <text:p text:style-name="P3"><text:span text:style-name="T3"><text:tab/>}</text:span></text:p>
      <text:p text:style-name="P3"><text:span text:style-name="T3"><text:tab/></text:span><text:span text:style-name="T12">//driver code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1">args</text:span><text:span text:style-name="T3">) </text:span><text:span text:style-name="T1">throws</text:span><text:span text:style-name="T3"> Exception{</text:span></text:p>
      <text:p text:style-name="P3"><text:span text:style-name="T3"><text:tab/><text:tab/></text:span><text:span text:style-name="T12">// </text:span><text:span text:style-name="T14">TODO</text:span><text:span text:style-name="T12"> Auto-generated method stub</text:span></text:p>
      <text:p text:style-name="P3"><text:span text:style-name="T3"><text:tab/><text:tab/>JobConf </text:span><text:span text:style-name="T11">conf</text:span><text:span text:style-name="T3">=</text:span><text:span text:style-name="T1">new</text:span><text:span text:style-name="T3"> JobConf(Bank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JobName(</text:span><text:span text:style-name="T15">"Bank"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11">conf</text:span><text:span text:style-name="T3">.setOutputKeyClass(Text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OutputValueClass(IntWritable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MapperClass(Map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11">conf</text:span><text:span text:style-name="T3">.setCombinerClass(Reduce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ReducerClass(Reduce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11">conf</text:span><text:span text:style-name="T3">.setInputFormat(TextInputFormat.</text:span><text:span text:style-name="T1">class</text:span><text:span text:style-name="T3">);</text:span></text:p>
      <text:p text:style-name="P3"><text:span text:style-name="T3"><text:tab/><text:tab/></text:span><text:span text:style-name="T11">conf</text:span><text:span text:style-name="T3">.setOutputFormat(TextOutputFormat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FileInputFormat.</text:span><text:span text:style-name="T5">setInputPaths</text:span><text:span text:style-name="T3">(</text:span><text:span text:style-name="T11">conf</text:span><text:span text:style-name="T3">,</text:span><text:span text:style-name="T1">new</text:span><text:span text:style-name="T3"> Path(</text:span><text:span text:style-name="T11">args</text:span><text:span text:style-name="T3">[0]));</text:span></text:p>
      <text:p text:style-name="P3"><text:span text:style-name="T3"><text:tab/><text:tab/>FileOutputFormat.</text:span><text:span text:style-name="T5">setOutputPath</text:span><text:span text:style-name="T3">(</text:span><text:span text:style-name="T11">conf</text:span><text:span text:style-name="T3">,</text:span><text:span text:style-name="T1">new</text:span><text:span text:style-name="T3"> Path(</text:span><text:span text:style-name="T11">args</text:span><text:span text:style-name="T3">[1]));</text:span></text:p>
      <text:p text:style-name="P3"><text:span text:style-name="T3"><text:tab/><text:tab/>JobClient.</text:span><text:span text:style-name="T5">runJob</text:span><text:span text:style-name="T3">(</text:span><text:span text:style-name="T11">conf</text:span><text:span text:style-name="T3">);</text:span></text:p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  <text:p text:style-name="P1"/>
      <text:p text:style-name="P1">BANKTRANSACTION PART B</text:p>
      <text:p text:style-name="P1"/>
      <text:p text:style-name="P1"/>
      <text:p text:style-name="P2"><text:span text:style-name="T3">package sravanthi;</text:span></text:p>
      <text:p text:style-name="P2"><text:span text:style-name="T3"/></text:p>
      <text:p text:style-name="P2"><text:span text:style-name="T3">import java.io.IOException;</text:span></text:p>
      <text:p text:style-name="P2"><text:span text:style-name="T3">import java.util.Iterator;</text:span></text:p>
      <text:p text:style-name="P2"><text:span text:style-name="T3"/></text:p>
      <text:p text:style-name="P2"><text:span text:style-name="T3">import org.apache.hadoop.fs.Path;</text:span></text:p>
      <text:p text:style-name="P2"><text:span text:style-name="T3">import org.apache.hadoop.io.IntWritable;</text:span></text:p>
      <text:p text:style-name="P2"><text:span text:style-name="T3">import org.apache.hadoop.io.LongWritable;</text:span></text:p>
      <text:p text:style-name="P2"><text:span text:style-name="T3">import org.apache.hadoop.io.Text;</text:span></text:p>
      <text:p text:style-name="P2"><text:span text:style-name="T3">import org.apache.hadoop.mapred.FileInputFormat;</text:span></text:p>
      <text:p text:style-name="P2"><text:span text:style-name="T3">import org.apache.hadoop.mapred.FileOutputFormat;</text:span></text:p>
      <text:p text:style-name="P2"><text:span text:style-name="T3">import org.apache.hadoop.mapred.JobClient;</text:span></text:p>
      <text:p text:style-name="P2"><text:span text:style-name="T3">import org.apache.hadoop.mapred.JobConf;</text:span></text:p>
      <text:p text:style-name="P2"><text:span text:style-name="T3">import org.apache.hadoop.mapred.MapReduceBase;</text:span></text:p>
      <text:p text:style-name="P2"><text:span text:style-name="T3">import org.apache.hadoop.mapred.Mapper;</text:span></text:p>
      <text:p text:style-name="P2"><text:span text:style-name="T3">import org.apache.hadoop.mapred.OutputCollector;</text:span></text:p>
      <text:p text:style-name="P2"><text:span text:style-name="T3">import org.apache.hadoop.mapred.Reducer;</text:span></text:p>
      <text:p text:style-name="P2"><text:span text:style-name="T3">import org.apache.hadoop.mapred.Reporter;</text:span></text:p>
      <text:p text:style-name="P2"><text:span text:style-name="T3">import org.apache.hadoop.mapred.TextInputFormat;</text:span></text:p>
      <text:p text:style-name="P2"><text:span text:style-name="T3">import org.apache.hadoop.mapred.TextOutputFormat;</text:span></text:p>
      <text:p text:style-name="P2"><text:span text:style-name="T3"/></text:p>
      <text:p text:style-name="P2"><text:span text:style-name="T3">public class Bank {</text:span></text:p>
      <text:p text:style-name="P2"><text:span text:style-name="T3"><text:tab/>//Mapper code</text:span></text:p>
      <text:p text:style-name="P2"><text:span text:style-name="T3"><text:tab/>public static class Map extends MapReduceBase implements Mapper&lt;LongWritable,Text,Text,IntWritable&gt;{</text:span></text:p>
      <text:p text:style-name="P2"><text:soft-page-break/><text:span text:style-name="T3"/></text:p>
      <text:p text:style-name="P2"><text:span text:style-name="T3"><text:tab/><text:tab/>private final static IntWritable one=new IntWritable(1);</text:span></text:p>
      <text:p text:style-name="P2"><text:span text:style-name="T3"><text:tab/><text:tab/>public void map(LongWritable key, Text value, OutputCollector&lt;Text, IntWritable&gt; output, Reporter reporter)</text:span></text:p>
      <text:p text:style-name="P2"><text:span text:style-name="T3"><text:tab/><text:tab/><text:tab/><text:tab/>throws IOException {</text:span></text:p>
      <text:p text:style-name="P2"><text:span text:style-name="T3"><text:tab/><text:tab/><text:tab/>String valueString=value.toString();</text:span></text:p>
      <text:p text:style-name="P2"><text:span text:style-name="T3"><text:tab/><text:tab/><text:tab/>String[] data=valueString.split(",");</text:span></text:p>
      <text:p text:style-name="P2"><text:span text:style-name="T3"><text:tab/><text:tab/><text:tab/>output.collect(new Text(data[2]), new IntWritable(Integer.parseInt(data[3])));</text:span></text:p>
      <text:p text:style-name="P2"><text:span text:style-name="T3"><text:tab/><text:tab/><text:tab/>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}</text:span></text:p>
      <text:p text:style-name="P2"><text:span text:style-name="T3"><text:tab/>//Reducer code</text:span></text:p>
      <text:p text:style-name="P2"><text:span text:style-name="T3"><text:tab/>public static class Reduce extends MapReduceBase implements Reducer&lt;Text,IntWritable,Text,IntWritable&gt;{</text:span></text:p>
      <text:p text:style-name="P2"><text:span text:style-name="T3"><text:tab/><text:tab/></text:span></text:p>
      <text:p text:style-name="P2"><text:span text:style-name="T3"><text:tab/><text:tab/>public void reduce(Text t_key, Iterator&lt;IntWritable&gt; values , OutputCollector&lt;Text, IntWritable&gt; output,</text:span></text:p>
      <text:p text:style-name="P2"><text:span text:style-name="T3"><text:tab/><text:tab/><text:tab/><text:tab/>Reporter reporter) throws IOException {</text:span></text:p>
      <text:p text:style-name="P2"><text:span text:style-name="T3"><text:tab/><text:tab/><text:tab/>Text key=t_key;</text:span></text:p>
      <text:p text:style-name="P2"><text:span text:style-name="T3"><text:tab/><text:tab/><text:tab/>int tcount=0;</text:span></text:p>
      <text:p text:style-name="P2"><text:span text:style-name="T3"><text:tab/><text:tab/><text:tab/>while(values.hasNext()) {</text:span></text:p>
      <text:p text:style-name="P2"><text:span text:style-name="T3"><text:tab/><text:tab/><text:tab/><text:tab/>IntWritable value=(IntWritable)values.next();</text:span></text:p>
      <text:p text:style-name="P2"><text:span text:style-name="T3"><text:tab/><text:tab/><text:tab/><text:tab/>tcount+=value.get();</text:span></text:p>
      <text:p text:style-name="P2"><text:span text:style-name="T3"><text:tab/><text:tab/><text:tab/>}</text:span></text:p>
      <text:p text:style-name="P2"><text:span text:style-name="T3"><text:tab/><text:tab/><text:tab/>output.collect(key, new IntWritable(tcount));</text:span></text:p>
      <text:p text:style-name="P2"><text:span text:style-name="T3"><text:tab/><text:tab/><text:tab/></text:span></text:p>
      <text:p text:style-name="P2"><text:span text:style-name="T3"><text:tab/><text:tab/><text:tab/></text:span></text:p>
      <text:p text:style-name="P2"><text:span text:style-name="T3"><text:tab/><text:tab/><text:tab/>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}</text:span></text:p>
      <text:p text:style-name="P2"><text:span text:style-name="T3"><text:tab/>//Driver code</text:span></text:p>
      <text:p text:style-name="P2"><text:span text:style-name="T3"><text:tab/>public static void main(String[] args)throws Exception {</text:span></text:p>
      <text:p text:style-name="P2"><text:span text:style-name="T3"><text:tab/><text:tab/>// TODO Auto-generated method stub</text:span></text:p>
      <text:p text:style-name="P2"><text:span text:style-name="T3"><text:tab/><text:tab/>JobConf conf=new JobConf(Bank.class);</text:span></text:p>
      <text:p text:style-name="P2"><text:span text:style-name="T3"><text:tab/><text:tab/>conf.setJobName("BANKTRANSACTION");</text:span></text:p>
      <text:p text:style-name="P2"><text:span text:style-name="T3"><text:tab/><text:tab/></text:span></text:p>
      <text:p text:style-name="P2"><text:span text:style-name="T3"><text:tab/><text:tab/>conf.setOutputKeyClass(Text.class);</text:span></text:p>
      <text:p text:style-name="P2"><text:span text:style-name="T3"><text:tab/><text:tab/>conf.setOutputValueClass(IntWritable.class);</text:span></text:p>
      <text:p text:style-name="P2"><text:span text:style-name="T3"><text:tab/><text:tab/></text:span></text:p>
      <text:p text:style-name="P2"><text:span text:style-name="T3"><text:tab/><text:tab/>conf.setMapperClass(Map.class);</text:span></text:p>
      <text:p text:style-name="P2"><text:span text:style-name="T3"><text:tab/><text:tab/>conf.setCombinerClass(Reduce.class);</text:span></text:p>
      <text:p text:style-name="P2"><text:span text:style-name="T3"><text:tab/><text:tab/>conf.setReducerClass(Reduce.class);</text:span></text:p>
      <text:p text:style-name="P2"><text:span text:style-name="T3"><text:tab/><text:tab/></text:span></text:p>
      <text:p text:style-name="P2"><text:span text:style-name="T3"><text:tab/><text:tab/>conf.setInputFormat(TextInputFormat.class);</text:span></text:p>
      <text:p text:style-name="P2"><text:span text:style-name="T3"><text:tab/><text:tab/>conf.setOutputFormat(TextOutputFormat.class);</text:span></text:p>
      <text:p text:style-name="P2"><text:span text:style-name="T3"><text:tab/><text:tab/>FileInputFormat.setInputPaths(conf,new Path(args[0]));</text:span></text:p>
      <text:p text:style-name="P2"><text:span text:style-name="T3"><text:tab/><text:tab/>FileOutputFormat.setOutputPath(conf,new Path(args[1]));</text:span></text:p>
      <text:p text:style-name="P2"><text:span text:style-name="T3"><text:tab/><text:tab/>JobClient.runJob(conf);</text:span></text:p>
      <text:p text:style-name="P2"><text:span text:style-name="T3"><text:tab/>}</text:span></text:p>
      <text:p text:style-name="P2"><text:span text:style-name="T3"/></text:p>
      <text:p text:style-name="P2"><text:span text:style-name="T3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3:33:06.502567208</meta:creation-date>
    <dc:date>2023-06-09T16:08:01.030434394</dc:date>
    <meta:editing-duration>PT2H24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201" meta:word-count="431" meta:character-count="6776" meta:non-whitespace-character-count="6231"/>
  </office:meta>
</office:document-meta>
</file>